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0C0000015369014131.jpg"/>
  <manifest:file-entry manifest:media-type="image/jpeg" manifest:full-path="Pictures/10000000000003000000019E2509D61A.jpg"/>
  <manifest:file-entry manifest:media-type="image/jpeg" manifest:full-path="Pictures/10000000000002C00000018C0725FEA0.jpg"/>
  <manifest:file-entry manifest:media-type="image/jpeg" manifest:full-path="Pictures/10000000000003000000017CC0EB512B.jpg"/>
  <manifest:file-entry manifest:media-type="image/jpeg" manifest:full-path="Pictures/100000000000033C000001B073068A7D.jpg"/>
  <manifest:file-entry manifest:media-type="image/jpeg" manifest:full-path="Pictures/10000000000002F4000001CC0614720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1.907cm" svg:height="11.429cm" svg:x="3.082cm" svg:y="4.823cm">
          <draw:image xlink:href="Pictures/100000000000033C000001B073068A7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0.319cm" svg:height="10.953cm" svg:x="3.876cm" svg:y="5.061cm">
          <draw:image xlink:href="Pictures/10000000000003000000019E2509D61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5.5cm" svg:height="15.053cm" svg:x="1.5cm" svg:y="1.447cm">
          <draw:image xlink:href="Pictures/10000000000003000000017CC0EB51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6.5cm" svg:height="18.477cm" svg:x="1cm" svg:y="1.023cm">
          <draw:image xlink:href="Pictures/10000000000002C00000018C0725FEA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5.5cm" svg:height="18.5cm" svg:x="1cm" svg:y="1cm">
          <draw:image xlink:href="Pictures/100000000000030C000001536901413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6cm" svg:height="18.5cm" svg:x="1cm" svg:y="1cm">
          <draw:image xlink:href="Pictures/10000000000002F4000001CC0614720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6cm" svg:height="18.5cm" svg:x="1cm" svg:y="1cm">
          <draw:image xlink:href="../Diagrama%20Exportar%20Datos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0H15M42S</meta:editing-duration>
    <meta:editing-cycles>3</meta:editing-cycles>
    <meta:generator>OpenOffice.org/3.2$Win32 OpenOffice.org_project/320m12$Build-9483</meta:generator>
    <dc:date>2011-09-27T23:30:53.28</dc:date>
    <dc:creator>Oswaldo Zárraga</dc:creator>
    <meta:document-statistic meta:object-count="42"/>
  </office:meta>
</office:document-meta>
</file>